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iberationSerif" svg:font-family="LiberationSerif"/>
    <style:font-face style:name="courier new" svg:font-family="'courier new', courier, monospace"/>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Courier1" svg:font-family="Couri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0.603cm"/>
    </style:style>
    <style:style style:name="Tableau2.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2.A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tab-stops>
          <style:tab-stop style:position="17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ourier"/>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justify" style:justify-single-word="false"/>
      <style:text-properties style:font-name="Arial" fo:font-weight="bold" style:font-weight-asian="bold" style:font-weight-complex="bold"/>
    </style:style>
    <style:style style:name="P6" style:family="paragraph" style:parent-style-name="Index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style:writing-mode="page">
        <style:tab-stops>
          <style:tab-stop style:position="17cm" style:leader-style="solid" style:leader-text="_"/>
        </style:tab-stops>
      </style:paragraph-properties>
    </style:style>
    <style:style style:name="P9" style:family="paragraph" style:parent-style-name="Text_20_body">
      <style:paragraph-properties style:writing-mode="page">
        <style:tab-stops>
          <style:tab-stop style:position="17cm" style:leader-style="solid" style:leader-text="_"/>
        </style:tab-stops>
      </style:paragraph-properties>
      <style:text-properties style:font-name="Courier" fo:background-color="#ffff00"/>
    </style:style>
    <style:style style:name="P10"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style:font-name="Arial"/>
    </style:style>
    <style:style style:name="P11"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style:font-name="Arial"/>
    </style:style>
    <style:style style:name="P12"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style:style>
    <style:style style:name="P13"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fo:background-color="#ffff00"/>
    </style:style>
    <style:style style:name="P14"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style:font-name="Arial" fo:background-color="transparent"/>
    </style:style>
    <style:style style:name="P15" style:family="paragraph" style:parent-style-name="Text_20_body" style:master-page-name="">
      <style:paragraph-properties style:page-number="auto" style:writing-mode="page">
        <style:tab-stops>
          <style:tab-stop style:position="17cm" style:leader-style="solid" style:leader-text="_"/>
        </style:tab-stops>
      </style:paragraph-properties>
    </style:style>
    <style:style style:name="P16" style:family="paragraph" style:parent-style-name="Text_20_body">
      <style:paragraph-properties fo:margin-top="0cm" fo:margin-bottom="0.25cm"/>
    </style:style>
    <style:style style:name="P17" style:family="paragraph" style:parent-style-name="Text_20_body">
      <style:paragraph-properties fo:margin-top="0.3cm" fo:margin-bottom="0.25cm"/>
      <style:text-properties style:font-name="Arial" fo:font-weight="bold" style:font-weight-asian="bold" style:font-weight-complex="bold"/>
    </style:style>
    <style:style style:name="P18" style:family="paragraph" style:parent-style-name="Text_20_body" style:list-style-name="L1">
      <style:text-properties style:font-name="Arial"/>
    </style:style>
    <style:style style:name="P19" style:family="paragraph" style:parent-style-name="Text_20_body" style:list-style-name="L1">
      <style:paragraph-properties fo:margin-top="0cm" fo:margin-bottom="0cm"/>
      <style:text-properties style:font-name="Arial"/>
    </style:style>
    <style:style style:name="P20" style:family="paragraph" style:parent-style-name="Text_20_body" style:list-style-name="L1">
      <style:paragraph-properties fo:margin-top="0cm" fo:margin-bottom="0cm" style:writing-mode="page">
        <style:tab-stops>
          <style:tab-stop style:position="17cm" style:leader-style="solid" style:leader-text="_"/>
        </style:tab-stops>
      </style:paragraph-properties>
      <style:text-properties style:font-name="Arial"/>
    </style:style>
    <style:style style:name="P21" style:family="paragraph" style:parent-style-name="Text_20_body" style:list-style-name="L1">
      <style:paragraph-properties fo:margin-top="0cm" fo:margin-bottom="0cm" style:writing-mode="page">
        <style:tab-stops>
          <style:tab-stop style:position="17cm" style:leader-style="solid" style:leader-text="_"/>
        </style:tab-stops>
      </style:paragraph-properties>
    </style:style>
    <style:style style:name="P22" style:family="paragraph" style:parent-style-name="Text_20_body">
      <style:paragraph-properties style:writing-mode="page">
        <style:tab-stops>
          <style:tab-stop style:position="17cm" style:leader-style="solid" style:leader-text="_"/>
        </style:tab-stops>
      </style:paragraph-properties>
      <style:text-properties style:font-name="LiberationSerif" fo:font-size="12pt" fo:background-color="#ffff00"/>
    </style:style>
    <style:style style:name="P23"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fo:background-color="#ffff00"/>
    </style:style>
    <style:style style:name="P24"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style:style>
    <style:style style:name="P25" style:family="paragraph" style:parent-style-name="Text_20_body">
      <style:paragraph-properties style:writing-mode="page">
        <style:tab-stops>
          <style:tab-stop style:position="17cm" style:leader-style="solid" style:leader-text="_"/>
        </style:tab-stops>
      </style:paragraph-properties>
      <style:text-properties fo:background-color="#ffff00"/>
    </style:style>
    <style:style style:name="P26" style:family="paragraph" style:parent-style-name="Text_20_body">
      <style:paragraph-properties style:writing-mode="page">
        <style:tab-stops>
          <style:tab-stop style:position="17cm" style:leader-style="solid" style:leader-text="_"/>
        </style:tab-stops>
      </style:paragraph-properties>
    </style:style>
    <style:style style:name="P27" style:family="paragraph" style:parent-style-name="Object_20_index_20_heading">
      <style:paragraph-properties fo:margin-top="0.499cm" fo:margin-bottom="0.499cm"/>
    </style:style>
    <style:style style:name="T1" style:family="text">
      <style:text-properties style:font-name="Courier"/>
    </style:style>
    <style:style style:name="T2" style:family="text">
      <style:text-properties style:font-name="Courier" fo:font-size="12pt" fo:background-color="#ffff00" loext:char-shading-value="0"/>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fo:background-color="transparent" style:font-style-asian="italic" style:font-weight-asian="bold" style:font-style-complex="italic" style:font-weight-complex="bold" loext:char-shading-value="0"/>
    </style:style>
    <style:style style:name="T6" style:family="text">
      <style:text-properties fo:background-color="#ffff00"/>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background-color="transparent"/>
    </style:style>
    <style:style style:name="T11" style:family="text">
      <style:text-properties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fo:background-color="transparent" style:font-weight-asian="bold" style:font-weight-complex="bold"/>
    </style:style>
    <style:style style:name="T14" style:family="text">
      <style:text-properties style:font-name="Liberation Sans1"/>
    </style:style>
    <style:style style:name="T15" style:family="text">
      <style:text-properties style:font-name="Liberation Sans1" fo:background-color="#ffff00" loext:char-shading-value="0"/>
    </style:style>
    <style:style style:name="T16" style:family="text">
      <style:text-properties style:font-name="LiberationSerif" fo:font-size="12pt" fo:background-color="#ffff00"/>
    </style:style>
    <style:style style:name="T17" style:family="text">
      <style:text-properties style:font-name="LiberationSerif" fo:font-size="12pt" fo:background-color="#ffff00" loext:char-shading-value="0"/>
    </style:style>
    <style:style style:name="T18" style:family="text">
      <style:text-properties style:font-name="LiberationSerif" fo:font-size="12pt" fo:background-color="#ffff00" loext:char-shading-value="0"/>
    </style:style>
    <style:style style:name="T19" style:family="text">
      <style:text-properties style:font-name="LiberationSerif" fo:font-size="12pt" fo:background-color="#ffff00" loext:char-shading-value="0"/>
    </style:style>
    <style:style style:name="T20" style:family="text">
      <style:text-properties style:font-name="LiberationSerif" fo:font-size="12pt" loext:char-shading-value="0"/>
    </style:style>
    <style:style style:name="T21" style:family="text">
      <style:text-properties fo:font-size="12pt" loext:char-shading-value="0"/>
    </style:style>
    <style:style style:name="T22" style:family="text">
      <style:text-properties fo:font-size="12pt" fo:background-color="transparent"/>
    </style:style>
    <style:style style:name="T23" style:family="text">
      <style:text-properties fo:font-size="12pt" fo:background-color="#ffff00" loext:char-shading-value="0"/>
    </style:style>
    <style:style style:name="T24" style:family="text">
      <style:text-properties loext:char-shading-value="0"/>
    </style:style>
    <style:style style:name="T25" style:family="text">
      <style:text-properties fo:color="#c5000b"/>
    </style:style>
    <style:style style:name="T26" style:family="text">
      <style:text-properties fo:color="#c5000b" style:font-name="Courier"/>
    </style:style>
    <style:style style:name="T27" style:family="text">
      <style:text-properties fo:color="#c5000b" style:font-name="Courier1"/>
    </style:style>
    <style:style style:name="T28" style:family="text">
      <style:text-properties fo:color="#c5000b" style:font-name="Arial"/>
    </style:style>
    <style:style style:name="T29" style:family="text">
      <style:text-properties fo:color="#c5000b" style:font-name="Arial" fo:font-style="italic" style:font-style-asian="italic" style:font-style-complex="italic"/>
    </style:style>
    <style:style style:name="T30" style:family="text">
      <style:text-properties fo:color="#c5000b" style:font-name="Arial"/>
    </style:style>
    <style:style style:name="T31" style:family="text">
      <style:text-properties style:font-name="Arial"/>
    </style:style>
    <style:style style:name="T32" style:family="text">
      <style:text-properties style:font-name="Arial" fo:font-size="12pt" fo:background-color="transparent"/>
    </style:style>
    <style:style style:name="T33" style:family="text">
      <style:text-properties style:font-name="Arial" fo:font-size="12pt" fo:background-color="#ffff00" loext:char-shading-value="0"/>
    </style:style>
    <style:style style:name="T34" style:family="text">
      <style:text-properties style:font-name="Arial" fo:font-weight="bold" style:font-weight-asian="bold" style:font-weight-complex="bold"/>
    </style:style>
    <style:style style:name="T35" style:family="text">
      <style:text-properties style:font-name="Arial" fo:background-color="#ffff00" loext:char-shading-value="0"/>
    </style:style>
    <style:style style:name="T36" style:family="text">
      <style:text-properties fo:color="#0000ff" style:font-name="Arial" fo:font-weight="bold" style:font-weight-asian="bold" style:font-weight-complex="bold"/>
    </style:style>
    <style:style style:name="T37" style:family="text">
      <style:text-properties style:font-name="courier new"/>
    </style:style>
    <style:style style:name="T38" style:family="text">
      <style:text-properties style:use-window-font-color="true" fo:font-size="12pt" style:font-name-asian="Helvetica" style:font-size-asian="12pt" style:font-name-complex="Helvetica" style:font-size-complex="12pt"/>
    </style:style>
    <style:style style:name="T39" style:family="text">
      <style:text-properties style:use-window-font-color="true" fo:font-size="12pt" fo:font-weight="bold" style:font-name-asian="Helvetica" style:font-size-asian="12pt" style:font-weight-asian="bold" style:font-name-complex="Helvetica" style:font-size-complex="12pt" style:font-weight-complex="bold"/>
    </style:style>
    <style:style style:name="T40" style:family="text">
      <style:text-properties style:font-name="Arial"/>
    </style:style>
    <style:style style:name="T41" style:family="text">
      <style:text-properties loext:char-shading-value="0"/>
    </style:style>
    <style:style style:name="T42" style:family="text">
      <style:text-properties loext:char-shading-value="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Évaluation </text:p>
      <text:p text:style-name="P2"><text:span text:style-name="T3">Durée : 45mn</text:span><text:line-break/>Répondez directement dans ce fichier en complétant les blancs (signalés par un surlignage jaune).<text:line-break/><text:span text:style-name="T12">Envoyez ce document complété en pièce jointe à </text:span><text:a xlink:type="simple" xlink:href="mailto:lboubchir@univ-paris8.fr" text:style-name="Internet_20_link" text:visited-style-name="Visited_20_Internet_20_Link"><text:span text:style-name="T12">larbi.boubchir@univ-paris8.fr</text:span></text:a><text:span text:style-name="T12"> en précisant « REGROUPEMEN IED Juin 2021 » comme sujet du mail. </text:span></text:p>
      <table:table table:name="Tableau2" table:style-name="Tableau2">
        <table:table-column table:style-name="Tableau2.A" table:number-columns-repeated="3"/>
        <table:table-row table:style-name="Tableau2.1">
          <table:table-cell table:style-name="Tableau2.A1" office:value-type="string">
            <text:p text:style-name="P2">Nom</text:p>
          </table:table-cell>
          <table:table-cell table:style-name="Tableau2.A1" office:value-type="string">
            <text:p text:style-name="P7">Prénom</text:p>
          </table:table-cell>
          <table:table-cell table:style-name="Tableau2.A1" office:value-type="string">
            <text:p text:style-name="P7">Numéro étudiant</text:p>
          </table:table-cell>
        </table:table-row>
        <table:table-row>
          <table:table-cell table:style-name="Tableau2.A2" office:value-type="string">
            <text:p text:style-name="P2"/>
          </table:table-cell>
          <table:table-cell table:style-name="Tableau2.A2" office:value-type="string">
            <text:p text:style-name="P7"/>
          </table:table-cell>
          <table:table-cell table:style-name="Tableau2.A2" office:value-type="string">
            <text:p text:style-name="P7"/>
            <text:p text:style-name="P7"/>
          </table:table-cell>
        </table:table-row>
      </table:table>
      <text:p text:style-name="P27"/>
      <text:p text:style-name="P27">Connaissances générales sur Linux</text:p>
      <text:p text:style-name="P10"><text:span text:style-name="T11">1) Quelle est la différence entre l'appellation </text:span><text:span text:style-name="T5">Linux </text:span><text:span text:style-name="T11">et </text:span><text:span text:style-name="T5">GNU/Linux </text:span>?</text:p>
      <text:p text:style-name="P12"><text:span text:style-name="T11"><text:s/></text:span><text:span text:style-name="T6"><text:tab/></text:span></text:p>
      <text:p text:style-name="P13">________________________________________________________________________</text:p>
      <text:p text:style-name="P13">________________________________________________________________________</text:p>
      <text:p text:style-name="P13">________________________________________________________________________</text:p>
      <text:p text:style-name="P13">________________________________________________________________________</text:p>
      <text:p text:style-name="P14">2) <text:span text:style-name="T38">Il existe plusieurs sortes de </text:span><text:span text:style-name="T39">shell</text:span><text:span text:style-name="T38"> couramment utilisé sur les systèmes Unix. Citez trois exemples de shell </text:span>?</text:p>
      <text:p text:style-name="P12"><text:span text:style-name="T11"><text:s/></text:span><text:span text:style-name="T6"><text:tab/></text:span></text:p>
      <text:p text:style-name="P13">________________________________________________________________________</text:p>
      <text:p text:style-name="P13">________________________________________________________________________</text:p>
      <text:p text:style-name="P13">________________________________________________________________________</text:p>
      <text:p text:style-name="P11"><text:span text:style-name="T22">3) </text:span><text:span text:style-name="T10">A quoi sert le fichier </text:span><text:span text:style-name="T13">.bashrc</text:span><text:span text:style-name="T10"> ?</text:span></text:p>
      <text:p text:style-name="P12"><text:span text:style-name="T11"><text:s/></text:span><text:span text:style-name="T6"><text:tab/></text:span></text:p>
      <text:p text:style-name="P13">________________________________________________________________________</text:p>
      <text:p text:style-name="P13">________________________________________________________________________</text:p>
      <text:p text:style-name="P13">________________________________________________________________________</text:p>
      <text:p text:style-name="P13"><text:span text:style-name="T6"/></text:p>
      <text:p text:style-name="Object_20_index_20_heading"><text:soft-page-break/>Commandes Shell </text:p>
      <text:section text:style-name="Sect1" text:name="yui_3_17_2_1_1624570394182_45">
        <text:section text:style-name="Sect1" text:name="yui_3_17_2_1_1624570394182_44">
          <text:p text:style-name="P17">Partie 1 : </text:p>
          <text:p text:style-name="P16"><text:span text:style-name="T34">La commande </text:span><text:span text:style-name="T36">ls -l</text:span><text:span text:style-name="T34"> affiche plusieurs lignes dont celle-ci :</text:span><text:line-break/><text:span text:style-name="T37">drwxr-xr-x 5 dupond dupond <text:s text:c="2"/>2048 oct. <text:s/>20 15:35 MesDocuments</text:span></text:p>
          <text:list xml:id="list5623374077680344073" text:style-name="L1">
            <text:list-item>
              <text:p text:style-name="P19"><text:bookmark text:name="yui_3_17_2_1_1624570394182_43"/>Qu'indique le 5 dans la deuxième colonne ? </text:p>
              <text:p text:style-name="P20"><text:span text:style-name="T7"><text:s/></text:span><text:span text:style-name="T23"><text:s text:c="148"/></text:span></text:p>
            </text:list-item>
            <text:list-item>
              <text:p text:style-name="P19"><text:bookmark text:name="yui_3_17_2_1_1624570394182_49"/>Si je crée un nouveau répertoire, quel chiffre apparait dans la deuxième colonne pour ce nouveau répertoire ? </text:p>
              <text:p text:style-name="P20"><text:span text:style-name="T7"><text:s/></text:span><text:span text:style-name="T23"><text:s text:c="147"/></text:span></text:p>
            </text:list-item>
            <text:list-item>
              <text:p text:style-name="P19">Pourquoi ce chiffre est différent de 0 ? quels sont les éléments qui sont comptabilisés ? </text:p>
              <text:p text:style-name="P20"><text:span text:style-name="T7"><text:s/></text:span><text:span text:style-name="T23"><text:s text:c="147"/></text:span></text:p>
              <text:p text:style-name="P20"><text:span text:style-name="T23"><text:s/></text:span><text:span text:style-name="T23"><text:s text:c="147"/></text:span></text:p>
            </text:list-item>
            <text:list-item>
              <text:p text:style-name="P18"><text:bookmark text:name="yui_3_17_2_1_1624570394182_42"/>D'après ces informations, puis-je savoir combien de sous-répertoires il y a dans MesDocuments ? Si oui, combien ? </text:p>
              <text:p text:style-name="P20"><text:span text:style-name="T7"><text:s/></text:span><text:span text:style-name="T23"><text:s text:c="147"/></text:span></text:p>
              <text:p text:style-name="P20"><text:span text:style-name="T23"><text:s/></text:span><text:span text:style-name="T23"><text:s text:c="147"/></text:span></text:p>
              <text:p text:style-name="P21"><text:span text:style-name="T33"><text:s/></text:span><text:span text:style-name="T33"><text:s text:c="146"/></text:span><text:span text:style-name="T17"><text:s/></text:span></text:p>
            </text:list-item>
          </text:list>
        </text:section>
      </text:section>
      <text:p text:style-name="P4"/>
      <text:p text:style-name="P5">Partie 2 : </text:p>
      <text:p text:style-name="P5">Pour chaque étape indiquez la commande nécessaire pour réaliser l'action demandée et répondez aux questions. Considérez que les commandes s'enchaînent. Dans certains cas, soyez attentifs au contexte pour savoir quelle commande utiliser.</text:p>
      <text:p text:style-name="Text_20_body"><text:span text:style-name="T31">Déplacez vous dans le répertoire</text:span> <text:span text:style-name="T27">MesDocuments</text:span> <text:span text:style-name="T31">de votre compte utilisateur :</text:span><text:span text:style-name="T7"> <text:s text:c="20"/></text:span></text:p>
      <text:p text:style-name="Text_20_body"><text:span text:style-name="T17"><text:s text:c="118"/></text:span><text:span text:style-name="T17"><text:s text:c="43"/></text:span></text:p>
      <text:p text:style-name="P8"><text:span text:style-name="T31">Créez un dossier </text:span><text:span text:style-name="T26">TP</text:span> :<text:span text:style-name="T7"> </text:span><text:span text:style-name="T17"><text:s text:c="121"/></text:span></text:p>
      <text:p text:style-name="P8"><text:span text:style-name="T31">Déplacez vous dans ce dossier :</text:span><text:span text:style-name="T7"> <text:s/></text:span><text:span text:style-name="T17"><text:s text:c="101"/></text:span></text:p>
      <text:p text:style-name="P8"><text:span text:style-name="T31">Créez un fichier texte nommé </text:span><text:span text:style-name="T26">exercice</text:span> :<text:span text:style-name="T7"> <text:s/></text:span><text:span text:style-name="T17"><text:s text:c="84"/></text:span></text:p>
      <text:p text:style-name="P8"><text:span text:style-name="T31">Listez tous les fichiers et envoyer le résultat dans le fichier </text:span><text:span text:style-name="T26">exercice</text:span> :<text:span text:style-name="T7"> <text:s/></text:span><text:span text:style-name="T17"><text:s text:c="36"/></text:span></text:p>
      <text:p text:style-name="P8"><text:span text:style-name="T31">Ajoutez la date du jour dans</text:span> <text:span text:style-name="T26">exercice</text:span> :<text:span text:style-name="T7"> <text:s/></text:span><text:span text:style-name="T17"><text:s text:c="36"/></text:span></text:p>
      <text:p text:style-name="P8"><text:span text:style-name="T31">Affichez le contenu de </text:span><text:span text:style-name="T26">exercice</text:span><text:span text:style-name="T31"> :</text:span><text:span text:style-name="T35"> <text:s/></text:span><text:span text:style-name="T17"><text:s text:c="36"/></text:span></text:p>
      <text:p text:style-name="P8"><text:span text:style-name="T31">Afficher les droits de </text:span><text:span text:style-name="T26">exercice</text:span> :<text:span text:style-name="T7"> <text:s/></text:span><text:span text:style-name="T17"><text:s text:c="100"/></text:span></text:p>
      <text:p text:style-name="Text_20_body"><text:soft-page-break/><text:span text:style-name="T31">La commande affiche : <text:s/></text:span><text:line-break/><text:span text:style-name="T26">-rwx-wx-w- <text:s/>1 Martin <text:s/>Users <text:s/>0 <text:s/>20 ma 11:35 exercice</text:span></text:p>
      <text:p text:style-name="P8"><text:span text:style-name="T31">Qui peut lire ce fichier ?</text:span> <text:span text:style-name="T7"><text:s/></text:span><text:span text:style-name="T17"><text:s text:c="117"/></text:span></text:p>
      <text:p text:style-name="P8"><text:span text:style-name="T31">Qui peut modifier ce fichier ? </text:span><text:span text:style-name="T7"><text:s/></text:span><text:span text:style-name="T17"><text:s text:c="107"/></text:span></text:p>
      <text:p text:style-name="P8"><text:span text:style-name="T31">Qui peut exécuter ce fichier ?</text:span><text:span text:style-name="T7"> <text:s/></text:span><text:span text:style-name="T17"><text:s text:c="107"/></text:span></text:p>
      <text:p text:style-name="P8"><text:span text:style-name="T31">Ajoutez le droit de lire le fichier aux utilisateurs autre que</text:span> <text:span text:style-name="T26">Martin</text:span> et les membres du groupe <text:span text:style-name="T26">Users</text:span> :<text:span text:style-name="T7"> <text:s/></text:span><text:span text:style-name="T17"><text:s text:c="144"/></text:span></text:p>
      <text:p text:style-name="P8"><text:span text:style-name="T31">Renommez </text:span><text:span text:style-name="T26">exercice</text:span> <text:span text:style-name="T31">en</text:span> <text:span text:style-name="T26">message</text:span>: <text:span text:style-name="T6"><text:s/></text:span><text:span text:style-name="T16"><text:s text:c="94"/></text:span></text:p>
      <text:p text:style-name="Text_20_body"><text:span text:style-name="T31">Complétez la boucle suivante pour envoyer 5 fois les messages </text:span><text:span text:style-name="T28">"</text:span><text:span text:style-name="T29">Merci</text:span><text:span text:style-name="T28">"</text:span><text:span text:style-name="T31"> dans le fichier</text:span> <text:span text:style-name="T26">message</text:span> :</text:p>
      <text:p text:style-name="P3">for <text:span text:style-name="T17"><text:s text:c="43"/></text:span><text:s/>; <text:span text:style-name="T7"><text:s/></text:span><text:span text:style-name="T17"><text:s text:c="37"/></text:span><text:s/></text:p>
      <text:p text:style-name="P3"><text:s text:c="4"/><text:span text:style-name="T7"><text:s/></text:span><text:span text:style-name="T17"><text:s text:c="43"/></text:span><text:s/>"<text:span text:style-name="T3">Merci</text:span>" <text:span text:style-name="T7"><text:s/></text:span><text:span text:style-name="T17"><text:s text:c="44"/></text:span><text:s/>message</text:p>
      <text:p text:style-name="P9"><text:span text:style-name="T24"><text:s text:c="10"/></text:span><text:span text:style-name="T20"><text:s text:c="35"/></text:span></text:p>
      <text:p text:style-name="P15"><text:span text:style-name="T31">Vérifiez où vous êtes :</text:span> <text:span text:style-name="T7"><text:s/></text:span><text:span text:style-name="T17"><text:s text:c="119"/></text:span></text:p>
      <text:p text:style-name="P8"><text:span text:style-name="T31">La commande indique : </text:span><text:span text:style-name="T26">/home/visiteur/MesDcuments/TP</text:span></text:p>
      <text:p text:style-name="P8"><text:span text:style-name="T31">C'est un chemin absolu ou relatif ?</text:span><text:span text:style-name="T7"> <text:s/></text:span><text:span text:style-name="T17"><text:s text:c="98"/></text:span></text:p>
      <text:p text:style-name="P8"><text:span text:style-name="T31">Déplacez vous dans le répertoire</text:span> <text:span text:style-name="T26">/home/visiteur/bin</text:span><text:span text:style-name="T14"> : </text:span><text:span text:style-name="T15"><text:s/></text:span><text:span text:style-name="T17"><text:s text:c="8"/></text:span><text:span text:style-name="T2"><text:s text:c="21"/></text:span></text:p>
      <text:p text:style-name="P8"><text:span text:style-name="T2"><text:s text:c="56"/></text:span><text:span text:style-name="T17"><text:s text:c="27"/></text:span></text:p>
      <text:p text:style-name="P8"><text:span text:style-name="T31">Le répertoire <text:s/></text:span><text:span text:style-name="T26">/home/visiteur/bin</text:span> <text:span text:style-name="T31">contient un script nommé </text:span><text:span text:style-name="T26">script.sh</text:span> <text:span text:style-name="T31">qui vous appartient, modifiez les droits de ce fichier, donnez vous les droits de lecture, écriture, exécution et donnez juste le droit d'exécution à tous les autres :</text:span><text:span text:style-name="T7"> <text:s text:c="48"/></text:span></text:p>
      <text:p text:style-name="P8"><text:span text:style-name="T7"><text:s text:c="82"/></text:span><text:span text:style-name="T17"><text:s text:c="78"/></text:span></text:p>
      <text:p text:style-name="P22"><text:s text:c="160"/></text:p>
      <text:p text:style-name="P8"><text:span text:style-name="T31">Dans le répertoire courant il y a un fichier</text:span> <text:span text:style-name="T26">file</text:span>,<text:span text:style-name="T31"> relancez le script en lui passant ce fichier en entrée </text:span>:<text:span text:style-name="T7"> </text:span><text:span text:style-name="T17"><text:s text:c="141"/></text:span></text:p>
      <text:p text:style-name="P8"><text:span text:style-name="T31">Le script prend du temps à s'exécuter, comment le passer en arrière plan ? </text:span><text:span text:style-name="T7"><text:s/></text:span><text:span text:style-name="T17"><text:s text:c="30"/></text:span></text:p>
      <text:p text:style-name="P8"><text:span text:style-name="T17"><text:s text:c="161"/></text:span></text:p>
      <text:p text:style-name="P8"><text:span text:style-name="T31">Le processus numéro </text:span><text:span text:style-name="T28">2021</text:span><text:span text:style-name="T31"> consomme trop de mémoire et de processeur, tuez le violemment :</text:span><text:line-break/><text:span text:style-name="T7"> </text:span><text:span text:style-name="T17"><text:s text:c="159"/></text:span></text:p>
      <text:p text:style-name="P25"><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iberationSerif" svg:font-family="LiberationSerif"/>
    <style:font-face style:name="courier new" svg:font-family="'courier new', courier, monospace"/>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Courier1" svg:font-family="Couri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049cm" fo:border-left="none" fo:border-right="none" fo:border-top="none" fo:border-bottom="0.002cm solid #808080" style:shadow="none"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Courier New" style:font-size-asian="10pt" style:font-name-complex="Liberation Mono" style:font-size-complex="10pt"/>
    </style:style>
    <style:style style:name="Footer" style:family="paragraph" style:parent-style-name="Standard" style:class="extra">
      <style:paragraph-properties fo:padding="0.049cm" fo:border-left="none" fo:border-right="none" fo:border-top="0.002cm solid #666666" fo:border-bottom="none" style:shadow="none" text:number-lines="false" text:line-number="0" style:writing-mode="pag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urrier" style:family="paragraph" style:parent-style-name="Text_20_body">
      <style:paragraph-properties style:writing-mode="page">
        <style:tab-stops>
          <style:tab-stop style:position="17cm" style:leader-style="solid" style:leader-text="_"/>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Université Paris 8 – Licence d’informatique à distance – Informatique fondamentale <text:tab/><text:page-number text:select-page="current">2</text:page-number>/<text:page-count>3</text:page-count></text:p>
      </style:header>
      <style:footer>
        <text:p text:style-name="MP1"><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4T20:51:29.607764000</meta:creation-date>
    <dc:date>2021-06-25T00:18:18</dc:date>
    <meta:editing-duration>PT7H21M26S</meta:editing-duration>
    <meta:editing-cycles>64</meta:editing-cycles>
    <meta:generator>OpenOffice/4.1.10$Unix OpenOffice.org_project/4110m2$Build-9807</meta:generator>
    <dc:creator>LaB </dc:creator>
    <meta:document-statistic meta:table-count="1" meta:image-count="0" meta:object-count="0" meta:page-count="3" meta:paragraph-count="71" meta:word-count="477" meta:character-count="7279"/>
  </office:meta>
</office:document-meta>
</file>